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style:text-properties fo:font-size="20pt"/>
    </style:style>
    <style:style style:name="P8" style:family="paragraph">
      <loext:graphic-properties draw:fill-color="#ffffff"/>
      <style:text-properties fo:font-size="20pt"/>
    </style:style>
    <style:style style:name="P9" style:family="paragraph">
      <style:paragraph-properties fo:margin-top="0.254cm" fo:margin-bottom="0cm" fo:text-align="start"/>
      <style:text-properties fo:font-size="32pt"/>
    </style:style>
    <style:style style:name="P10" style:family="paragraph">
      <loext:graphic-properties draw:fill-color="#ffffff"/>
      <style:paragraph-properties fo:margin-top="0.254cm" fo:margin-bottom="0cm" fo:text-align="start"/>
      <style:text-properties fo:font-size="32pt"/>
    </style:style>
    <style:style style:name="P11" style:family="paragraph">
      <style:paragraph-properties fo:margin-top="0.305cm" fo:margin-bottom="0cm" fo:text-align="start"/>
      <style:text-properties fo:font-size="18pt" style:font-size-asian="18pt" style:font-size-complex="18pt"/>
    </style:style>
    <style:style style:name="P12" style:family="paragraph">
      <style:paragraph-properties fo:text-align="start"/>
      <style:text-properties fo:font-size="18pt" style:font-size-asian="18pt" style:font-size-complex="18pt"/>
    </style:style>
    <style:style style:name="P13"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the term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6" draw:layer="layout" svg:width="25.199cm" svg:height="12.179cm" svg:x="1.4cm" svg:y="4.913cm" presentation:class="subtitle" presentation:user-transformed="true">
          <draw:text-box>
            <text:list text:style-name="L1">
              <text:list-item>
                <text:p text:style-name="P5">Method for agile software development</text:p>
              </text:list-item>
              <text:list-item>
                <text:p text:style-name="P5">List of features to implement</text:p>
              </text:list-item>
              <text:list-item>
                <text:p text:style-name="P5">Series of iterations</text:p>
                <text:list>
                  <text:list-item>
                    <text:p text:style-name="P5">Feature to implement chosen</text:p>
                  </text:list-item>
                  <text:list-item>
                    <text:p text:style-name="P5">Daily meeting: discuss challenges and progress</text:p>
                  </text:list-item>
                  <text:list-item>
                    <text:p text:style-name="P5">Review</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user-transformed="true">
            <draw:text-box>
              <text:list text:style-name="L2">
                <text:list-item>
                  <text:p text:style-name="P7">Scrum software development is a structured method for pursuing agile software development.</text:p>
                </text:list-item>
                <text:list-item>
                  <text:p text:style-name="P7">In scrum software development, first, the person in charge of the project defines a prioritized list of features to implement.</text:p>
                </text:list-item>
                <text:list-item>
                  <text:p text:style-name="P7">Second, a series of iterations is undertaken. Within each iteration, first, a feature to implement during the iteration is chosen. Then, each day during the iteration, the team meets and discusses the challenges and progress they have encountered; this meeting happens under the guidance of a designated person. Finally, the results of the work and the team’s efficiency during the sprint are reviewed as a group.</text:p>
                </text:list-item>
                <text:list-item>
                  <text:p text:style-name="P7">The iterations will continue until (quote) “the deadline has been reached, the budget is exhausted, or the product owner is satisfied with the final product” (end quote).</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10" draw:layer="layout" svg:width="25.199cm" svg:height="12.179cm" svg:x="1.4cm" svg:y="4.914cm" presentation:class="subtitle" presentation:user-transformed="true">
          <draw:text-box>
            <text:list text:style-name="L1">
              <text:list-item>
                <text:p text:style-name="P9">Are there elements of agile software development that can be useful for individuals’ projects? What about community-maintained free/libre/open-source projects?</text:p>
              </text:list-item>
              <text:list-item>
                <text:p text:style-name="P9"/>
              </text:list-item>
            </text:list>
          </draw:text-box>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3" draw:layer="layout" svg:width="25.199cm" svg:height="12.179cm" svg:x="1.4cm" svg:y="4.913cm" presentation:class="subtitle" presentation:user-transformed="true">
          <draw:text-box>
            <text:list text:style-name="L1">
              <text:list-item>
                <text:p text:style-name="P11"><text:span text:style-name="T2">Johnny Schneider. </text:span><text:span text:style-name="T3">Understanding Design Thinking, Lean, and Agile</text:span><text:span text:style-name="T2">. O’Reilly Media, 2007.</text:span></text:p>
              </text:list-item>
              <text:list-item>
                <text:p text:style-name="P11"><text:span text:style-name="T4">“</text:span><text:span text:style-name="T4">Understanding Agile — In Simple Words” http://www.abodeqa.com/understanding-agile-in-simple-words/</text:span></text:p>
              </text:list-item>
              <text:list-item>
                <text:p text:style-name="P12"><text:span text:style-name="T4">“</text:span><text:span text:style-name="T4">A Beginners Guide To Understanding The Agile Method” https://linchpinseo.com/the-agile-method/</text:span></text:p>
              </text:list-item>
              <text:list-item>
                <text:p text:style-name="P12"><text:span text:style-name="T4">“</text:span><text:span text:style-name="T4">Agile &amp; Waterfall Methodologies – A Side-By-Side Comparison” http://www.base36.com/2012/12/agile-waterfall-methodologies-a-side-by-side-comparison/</text:span></text:p>
              </text:list-item>
              <text:list-item>
                <text:p text:style-name="P12"><text:span text:style-name="T4">“</text:span><text:span text:style-name="T4">Agile Development — Advantages, Disadvantages, and when to use it?” https://www.360logica.com/blog/agile-development-advantages-disadvantages-and-when-to-use-it/</text:span></text:p>
              </text:list-item>
              <text:list-item>
                <text:p text:style-name="P12"><text:span text:style-name="T4">“</text:span><text:span text:style-name="T4">Three Myths About Agile in Regulated Environments” https://www.ca.com/en/blog-highlight/agile-audits-apples-oranges-three-myths-agile-regulated-environments.html</text:span></text:p>
              </text:list-item>
              <text:list-item>
                <text:p text:style-name="P12"><text:span text:style-name="T4">“</text:span><text:span text:style-name="T4">What is Scrum Methodology? A Beginner’s Primer” https://blog.capterra.com/what-is-scrum/</text:span></text:p>
              </text:list-item>
              <text:list-item>
                <text:p text:style-name="P12"><text:span text:style-name="T4">“</text:span><text:span text:style-name="T4">The Beginner’s Guide To Scrum And Agile Project Management” https://blog.trello.com/beginners-guide-scrum-and-agile-project-management</text:span></text:p>
              </text:list-item>
              <text:list-item>
                <text:p text:style-name="P12"><text:span text:style-name="T4"/></text:p>
              </text:list-item>
              <text:list-item>
                <text:p text:style-name="P12"><text:span text:style-name="T4"/></text:p>
              </text:list-item>
              <text:list-item>
                <text:p text:style-name="P12"><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15M55S</meta:editing-duration>
    <meta:editing-cycles>24</meta:editing-cycles>
    <meta:generator>LibreOffice/5.4.5.1$Linux_X86_64 LibreOffice_project/40m0$Build-1</meta:generator>
    <dc:date>2018-05-16T04:58:07.670040299</dc:date>
    <meta:document-statistic meta:object-count="49"/>
  </office:meta>
</office:document-meta>
</file>